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hangeSet.supportsLevel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hangeS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hangeSet.InterchangeSet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hangeSet.is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hangeSet.is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hangeSet.i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hangeSet.valueOf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